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Table_20_Contents">
      <style:text-properties officeooo:rsid="0005a3ae" officeooo:paragraph-rsid="0005a3ae"/>
    </style:style>
    <style:style style:name="P8" style:family="paragraph" style:parent-style-name="Table_20_Contents">
      <style:text-properties officeooo:rsid="00061c09" officeooo:paragraph-rsid="00061c09"/>
    </style:style>
    <style:style style:name="P9" style:family="paragraph" style:parent-style-name="Table_20_Contents">
      <style:text-properties officeooo:paragraph-rsid="0008cd17"/>
    </style:style>
    <style:style style:name="P10" style:family="paragraph" style:parent-style-name="Table_20_Contents">
      <style:text-properties officeooo:paragraph-rsid="000bda9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cd17"/>
    </style:style>
    <style:style style:name="T4" style:family="text">
      <style:text-properties officeooo:rsid="000a7f17"/>
    </style:style>
    <style:style style:name="T5" style:family="text">
      <style:text-properties officeooo:rsid="000bda9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Vicente Martínez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24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include&lt;sys/types.h&gt; </text:p>
            <text:p text:style-name="P8">#include&lt;unistd.h&gt; </text:p>
            <text:p text:style-name="P8">#include&lt;stdio.h&gt; </text:p>
            <text:p text:style-name="P8">#include&lt;errno.h&gt; </text:p>
            <text:p text:style-name="P8">#include &lt;stdlib.h&gt; </text:p>
            <text:p text:style-name="P8">int main(int argc, char *argv[]){ </text:p>
            <text:p text:style-name="P8"><text:tab/>if(argc!=2){ </text:p>
            <text:p text:style-name="P8"><text:tab/><text:tab/>perror("\nError: número de argumentos incorrecto"); </text:p>
            <text:p text:style-name="P8"><text:tab/><text:tab/>exit(-1); </text:p>
            <text:p text:style-name="P8"><text:tab/>} </text:p>
            <text:p text:style-name="P8"><text:tab/>pid_t pid; </text:p>
            <text:p text:style-name="P8"><text:tab/>int num=strtol(argv[1],NULL,10); </text:p>
            <text:p text:style-name="P8"/>
            <text:p text:style-name="P8"><text:tab/>if((pid=fork())&lt;0) { </text:p>
            <text:p text:style-name="P8"><text:tab/><text:tab/>perror("\nError en el fork"); </text:p>
            <text:p text:style-name="P8"><text:tab/><text:tab/>exit(-1); </text:p>
            <text:p text:style-name="P8"><text:tab/>} </text:p>
            <text:p text:style-name="P8"><text:tab/>else if(pid==0){ </text:p>
            <text:p text:style-name="P8"><text:tab/><text:tab/>if(num%2==0)</text:p>
            <text:p text:style-name="P8"><text:tab/><text:tab/><text:tab/>write(STDOUT_FILENO,"El número es par\n",20); </text:p>
            <text:p text:style-name="P8"><text:tab/><text:tab/>else </text:p>
            <text:p text:style-name="P8"><text:tab/><text:tab/><text:tab/>write(STDOUT_FILENO,"El número es impar\n",21); </text:p>
            <text:p text:style-name="P8"><text:tab/>} </text:p>
            <text:p text:style-name="P8"><text:tab/>else{ </text:p>
            <text:p text:style-name="P8"><text:tab/><text:tab/>if(num%4==0)</text:p>
            <text:p text:style-name="P8"><text:tab/><text:tab/><text:tab/>write(STDOUT_FILENO,"El número es divisible por 4\n",32); <text:tab/><text:tab/> </text:p>
            <text:p text:style-name="P8"><text:tab/><text:tab/>else </text:p>
            <text:p text:style-name="P8"><text:tab/><text:tab/><text:tab/>write(STDOUT_FILENO,"El número no es divisible por 4\n",34); </text:p>
            <text:p text:style-name="P8"><text:tab/>} </text:p>
            <text:p text:style-name="P8">}</text:p>
          </table:table-cell>
        </table:table-row>
      </table:table>
      <text:p text:style-name="Standard"><text:soft-page-break/></text:p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<text:span text:style-name="T3">#include&lt;sys/types.h&gt;<text:tab/></text:span></text:p>
            <text:p text:style-name="P9"><text:span text:style-name="T3">#include &lt;sys/wait.h&gt;</text:span></text:p>
            <text:p text:style-name="P9"><text:span text:style-name="T3">#include&lt;unistd.h&gt;</text:span></text:p>
            <text:p text:style-name="P9"><text:span text:style-name="T3">#include&lt;stdio.h&gt;</text:span></text:p>
            <text:p text:style-name="P9"><text:span text:style-name="T3">#include&lt;errno.h&gt;</text:span></text:p>
            <text:p text:style-name="P9"><text:span text:style-name="T3">#include &lt;stdlib.h&gt;</text:span></text:p>
            <text:p text:style-name="P9"><text:span text:style-name="T3">#include &lt;string.h&gt;</text:span></text:p>
            <text:p text:style-name="P9"><text:span text:style-name="T3">int main(){</text:span></text:p>
            <text:p text:style-name="P9"><text:span text:style-name="T3"><text:tab/>pid_t pid, pid_hijo;</text:span></text:p>
            <text:p text:style-name="P9"><text:span text:style-name="T3"><text:tab/>int valor_devuelto;</text:span></text:p>
            <text:p text:style-name="P9"><text:span text:style-name="T3"><text:tab/>char salida[40], salida2[50], salida3[40];</text:span></text:p>
            <text:p text:style-name="P9"><text:span text:style-name="T3"><text:tab/>int i;</text:span></text:p>
            <text:p text:style-name="P9"><text:span text:style-name="T3"><text:tab/>for(i=0; i&lt;5; i++){</text:span></text:p>
            <text:p text:style-name="P9"><text:span text:style-name="T3"><text:tab/><text:tab/>if( (pid=fork())&lt;0){</text:span></text:p>
            <text:p text:style-name="P9"><text:span text:style-name="T3"><text:tab/><text:tab/><text:tab/>perror("\nError en el fork");</text:span></text:p>
            <text:p text:style-name="P9"><text:span text:style-name="T3"><text:tab/><text:tab/><text:tab/>exit(-1);</text:span></text:p>
            <text:p text:style-name="P9"><text:span text:style-name="T3"><text:tab/><text:tab/>}</text:span></text:p>
            <text:p text:style-name="P9"><text:span text:style-name="T3"><text:tab/><text:tab/>else if(pid==0){</text:span></text:p>
            <text:p text:style-name="P9"><text:span text:style-name="T3"><text:tab/><text:tab/><text:tab/>//Hijos</text:span></text:p>
            <text:p text:style-name="P9"><text:span text:style-name="T3"><text:tab/><text:tab/><text:tab/>sprintf(salida,"%s%d\n","Soy el hijo ",getpid());</text:span></text:p>
            <text:p text:style-name="P9"><text:span text:style-name="T3"><text:tab/><text:tab/><text:tab/>write(STDOUT_FILENO,salida,strlen(salida));</text:span></text:p>
            <text:p text:style-name="P9"><text:span text:style-name="T3"><text:tab/><text:tab/><text:tab/>exit(0);</text:span></text:p>
            <text:p text:style-name="P9"><text:span text:style-name="T3"><text:tab/><text:tab/>}<text:tab/></text:span></text:p>
            <text:p text:style-name="P9"><text:span text:style-name="T3"><text:tab/>}</text:span></text:p>
            <text:p text:style-name="P9"><text:span text:style-name="T3"><text:tab/>if(pid&gt;0){</text:span></text:p>
            <text:p text:style-name="P9"><text:span text:style-name="T3"><text:tab/><text:tab/>//Padre</text:span></text:p>
            <text:p text:style-name="P9"><text:span text:style-name="T3"><text:tab/><text:tab/>int j=5;</text:span></text:p>
            <text:p text:style-name="P9"><text:span text:style-name="T3"><text:tab/><text:tab/>while(j&gt;0){</text:span></text:p>
            <text:p text:style-name="P9"><text:span text:style-name="T3"><text:tab/><text:tab/><text:tab/>pid_hijo=wait(&amp;valor_devuelto);</text:span></text:p>
            <text:p text:style-name="P9"><text:soft-page-break/><text:span text:style-name="T3"><text:tab/><text:tab/><text:tab/>sprintf(salida2,"%s%d\n","Acaba de finalizar mi hijo con ",pid_hijo);</text:span></text:p>
            <text:p text:style-name="P9"><text:span text:style-name="T3"><text:tab/><text:tab/><text:tab/>write(STDOUT_FILENO,salida2,strlen(salida2));</text:span></text:p>
            <text:p text:style-name="P9"><text:span text:style-name="T3"><text:tab/><text:tab/><text:tab/>j--;</text:span></text:p>
            <text:p text:style-name="P9"><text:span text:style-name="T3"><text:tab/><text:tab/><text:tab/>if(j&gt;0){</text:span></text:p>
            <text:p text:style-name="P9"><text:span text:style-name="T3"><text:tab/><text:tab/><text:tab/><text:tab/>sprintf(salida3,"%s%d%s\n","Sólo me quedan",j," hijos vivos.");</text:span></text:p>
            <text:p text:style-name="P9"><text:span text:style-name="T3"><text:tab/><text:tab/><text:tab/><text:tab/>write(STDOUT_FILENO,salida3,strlen(salida3));</text:span></text:p>
            <text:p text:style-name="P9"><text:span text:style-name="T3"><text:tab/><text:tab/><text:tab/>}</text:span></text:p>
            <text:p text:style-name="P9"><text:span text:style-name="T3"><text:tab/><text:tab/>}</text:span></text:p>
            <text:p text:style-name="P9"><text:span text:style-name="T3"><text:tab/>}</text:span></text:p>
            <text:p text:style-name="P9"><text:span text:style-name="T3"><text:tab/>exit(0);</text:span></text:p>
            <text:p text:style-name="P9"><text:span text:style-name="T3">}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<text:span text:style-name="T5">#include&lt;sys/types.h&gt;<text:tab/></text:span></text:p>
            <text:p text:style-name="P10"><text:span text:style-name="T5">#include &lt;sys/wait.h&gt;</text:span></text:p>
            <text:p text:style-name="P10"><text:span text:style-name="T5">#include&lt;unistd.h&gt;</text:span></text:p>
            <text:p text:style-name="P10"><text:span text:style-name="T5">#include&lt;stdio.h&gt;</text:span></text:p>
            <text:p text:style-name="P10"><text:span text:style-name="T5">#include&lt;errno.h&gt;</text:span></text:p>
            <text:p text:style-name="P10"><text:span text:style-name="T5">#include &lt;stdlib.h&gt;</text:span></text:p>
            <text:p text:style-name="P10"><text:span text:style-name="T5">#include &lt;string.h&gt;</text:span></text:p>
            <text:p text:style-name="P10"><text:span text:style-name="T5"></text:span></text:p>
            <text:p text:style-name="P10"><text:span text:style-name="T5">int aux1;</text:span></text:p>
            <text:p text:style-name="P10"><text:span text:style-name="T5">int terminado[5]={0,0,0,0,0};</text:span></text:p>
            <text:p text:style-name="P10"><text:span text:style-name="T5"></text:span></text:p>
            <text:p text:style-name="P10"><text:span text:style-name="T5">int main(){</text:span></text:p>
            <text:p text:style-name="P10"><text:span text:style-name="T5"><text:tab/>pid_t pid[5],pid_hijo;</text:span></text:p>
            <text:p text:style-name="P10"><text:span text:style-name="T5"></text:span></text:p>
            <text:p text:style-name="P10"><text:span text:style-name="T5"><text:tab/>char salida[40], salida2[50], salida3[40];</text:span></text:p>
            <text:p text:style-name="P10"><text:span text:style-name="T5"><text:tab/>int i;</text:span></text:p>
            <text:p text:style-name="P10"><text:span text:style-name="T5"><text:tab/>for(i=0; i&lt;5; i++){</text:span></text:p>
            <text:p text:style-name="P10"><text:span text:style-name="T5"><text:tab/><text:tab/>if( (pid[i]=vfork())&lt;0){</text:span></text:p>
            <text:p text:style-name="P10"><text:soft-page-break/><text:span text:style-name="T5"><text:tab/><text:tab/><text:tab/>perror("\nError en el fork");</text:span></text:p>
            <text:p text:style-name="P10"><text:span text:style-name="T5"><text:tab/><text:tab/><text:tab/>exit(-1);</text:span></text:p>
            <text:p text:style-name="P10"><text:span text:style-name="T5"><text:tab/><text:tab/>}</text:span></text:p>
            <text:p text:style-name="P10"><text:span text:style-name="T5"><text:tab/><text:tab/>else if(pid[i]==0){</text:span></text:p>
            <text:p text:style-name="P10"><text:span text:style-name="T5"><text:tab/><text:tab/><text:tab/>//Hijos</text:span></text:p>
            <text:p text:style-name="P10"><text:span text:style-name="T5"><text:tab/><text:tab/><text:tab/>sprintf(salida,"%s%d\n","Soy el hijo ",getpid());</text:span></text:p>
            <text:p text:style-name="P10"><text:span text:style-name="T5"><text:tab/><text:tab/><text:tab/>write(STDOUT_FILENO,salida,strlen(salida));</text:span></text:p>
            <text:p text:style-name="P10"><text:span text:style-name="T5"><text:tab/><text:tab/><text:tab/>terminado[i]=1;</text:span></text:p>
            <text:p text:style-name="P10"><text:span text:style-name="T5"><text:tab/><text:tab/><text:tab/>exit(0);</text:span></text:p>
            <text:p text:style-name="P10"><text:span text:style-name="T5"><text:tab/><text:tab/>}<text:tab/></text:span></text:p>
            <text:p text:style-name="P10"><text:span text:style-name="T5"><text:tab/>}</text:span></text:p>
            <text:p text:style-name="P10"><text:span text:style-name="T5"><text:tab/>int impares=3, pares= 2;</text:span></text:p>
            <text:p text:style-name="P10"><text:span text:style-name="T5"><text:tab/>if(pid&gt;0){</text:span></text:p>
            <text:p text:style-name="P10"><text:span text:style-name="T5"><text:tab/><text:tab/>//Padre</text:span></text:p>
            <text:p text:style-name="P10"><text:span text:style-name="T5"><text:tab/><text:tab/>int j=5;</text:span></text:p>
            <text:p text:style-name="P10"><text:span text:style-name="T5"><text:tab/><text:tab/>while(impares&gt;0){</text:span></text:p>
            <text:p text:style-name="P10"><text:span text:style-name="T5"><text:tab/><text:tab/><text:tab/>if(terminado[0]==1){</text:span></text:p>
            <text:p text:style-name="P10"><text:span text:style-name="T5"><text:tab/><text:tab/><text:tab/><text:tab/>pid_hijo=waitpid(pid[0],NULL,0);</text:span></text:p>
            <text:p text:style-name="P10"><text:span text:style-name="T5"><text:tab/><text:tab/><text:tab/><text:tab/>sprintf(salida2,"%s%d\n","Acaba de finalizar mi hijo con ",pid_hijo);</text:span></text:p>
            <text:p text:style-name="P10"><text:span text:style-name="T5"><text:tab/><text:tab/><text:tab/><text:tab/>write(STDOUT_FILENO,salida2,strlen(salida2));</text:span></text:p>
            <text:p text:style-name="P10"><text:span text:style-name="T5"><text:tab/><text:tab/><text:tab/><text:tab/>terminado[0]=0;</text:span></text:p>
            <text:p text:style-name="P10"><text:span text:style-name="T5"><text:tab/><text:tab/><text:tab/><text:tab/>impares--;</text:span></text:p>
            <text:p text:style-name="P10"><text:span text:style-name="T5"><text:tab/><text:tab/><text:tab/>}</text:span></text:p>
            <text:p text:style-name="P10"><text:span text:style-name="T5"><text:tab/><text:tab/><text:tab/>else if(terminado[2]==1){</text:span></text:p>
            <text:p text:style-name="P10"><text:span text:style-name="T5"><text:tab/><text:tab/><text:tab/><text:tab/>pid_hijo=waitpid(pid[2],NULL,0);</text:span></text:p>
            <text:p text:style-name="P10"><text:span text:style-name="T5"><text:tab/><text:tab/><text:tab/><text:tab/>sprintf(salida2,"%s%d\n","Acaba de finalizar mi hijo con ",pid_hijo);</text:span></text:p>
            <text:p text:style-name="P10"><text:span text:style-name="T5"><text:tab/><text:tab/><text:tab/><text:tab/>write(STDOUT_FILENO,salida2,strlen(salida2));</text:span></text:p>
            <text:p text:style-name="P10"><text:span text:style-name="T5"><text:tab/><text:tab/><text:tab/><text:tab/>terminado[2]=0;</text:span></text:p>
            <text:p text:style-name="P10"><text:span text:style-name="T5"><text:tab/><text:tab/><text:tab/><text:tab/>impares--;</text:span></text:p>
            <text:p text:style-name="P10"><text:span text:style-name="T5"><text:tab/><text:tab/><text:tab/>}</text:span></text:p>
            <text:p text:style-name="P10"><text:span text:style-name="T5"><text:tab/><text:tab/><text:tab/>else if(terminado[4]==1){</text:span></text:p>
            <text:p text:style-name="P10"><text:soft-page-break/><text:span text:style-name="T5"><text:tab/><text:tab/><text:tab/><text:tab/>pid_hijo=waitpid(pid[4],NULL,0);</text:span></text:p>
            <text:p text:style-name="P10"><text:span text:style-name="T5"><text:tab/><text:tab/><text:tab/><text:tab/>sprintf(salida2,"%s%d\n","Acaba de finalizar mi hijo con ",pid_hijo);</text:span></text:p>
            <text:p text:style-name="P10"><text:span text:style-name="T5"><text:tab/><text:tab/><text:tab/><text:tab/>write(STDOUT_FILENO,salida2,strlen(salida2));</text:span></text:p>
            <text:p text:style-name="P10"><text:span text:style-name="T5"><text:tab/><text:tab/><text:tab/><text:tab/>terminado[4]=0;</text:span></text:p>
            <text:p text:style-name="P10"><text:span text:style-name="T5"><text:tab/><text:tab/><text:tab/><text:tab/>impares--;</text:span></text:p>
            <text:p text:style-name="P10"><text:span text:style-name="T5"><text:tab/><text:tab/><text:tab/>}</text:span></text:p>
            <text:p text:style-name="P10"><text:span text:style-name="T5"><text:tab/><text:tab/>}</text:span></text:p>
            <text:p text:style-name="P10"><text:span text:style-name="T5"><text:tab/><text:tab/>while(pares&gt;0){</text:span></text:p>
            <text:p text:style-name="P10"><text:span text:style-name="T5"><text:tab/><text:tab/><text:tab/>if(terminado[1]==1){</text:span></text:p>
            <text:p text:style-name="P10"><text:span text:style-name="T5"><text:tab/><text:tab/><text:tab/><text:tab/>pid_hijo=waitpid(pid[1],NULL,0);</text:span></text:p>
            <text:p text:style-name="P10"><text:span text:style-name="T5"><text:tab/><text:tab/><text:tab/><text:tab/>sprintf(salida2,"%s%d\n","Acaba de finalizar mi hijo con ",pid_hijo);</text:span></text:p>
            <text:p text:style-name="P10"><text:span text:style-name="T5"><text:tab/><text:tab/><text:tab/><text:tab/>write(STDOUT_FILENO,salida2,strlen(salida2));</text:span></text:p>
            <text:p text:style-name="P10"><text:span text:style-name="T5"><text:tab/><text:tab/><text:tab/><text:tab/>terminado[1]=0;</text:span></text:p>
            <text:p text:style-name="P10"><text:span text:style-name="T5"><text:tab/><text:tab/><text:tab/><text:tab/>pares--;</text:span></text:p>
            <text:p text:style-name="P10"><text:span text:style-name="T5"><text:tab/><text:tab/><text:tab/>}</text:span></text:p>
            <text:p text:style-name="P10"><text:span text:style-name="T5"><text:tab/><text:tab/><text:tab/>else if(terminado[3]==1){</text:span></text:p>
            <text:p text:style-name="P10"><text:span text:style-name="T5"><text:tab/><text:tab/><text:tab/><text:tab/>pid_hijo=waitpid(pid[3],NULL,0);</text:span></text:p>
            <text:p text:style-name="P10"><text:span text:style-name="T5"><text:tab/><text:tab/><text:tab/><text:tab/>sprintf(salida2,"%s%d\n","Acaba de finalizar mi hijo con ",pid_hijo);</text:span></text:p>
            <text:p text:style-name="P10"><text:span text:style-name="T5"><text:tab/><text:tab/><text:tab/><text:tab/>write(STDOUT_FILENO,salida2,strlen(salida2));</text:span></text:p>
            <text:p text:style-name="P10"><text:span text:style-name="T5"><text:tab/><text:tab/><text:tab/><text:tab/>terminado[3]=0;</text:span></text:p>
            <text:p text:style-name="P10"><text:span text:style-name="T5"><text:tab/><text:tab/><text:tab/><text:tab/>pares--;</text:span></text:p>
            <text:p text:style-name="P10"><text:span text:style-name="T5"><text:tab/><text:tab/><text:tab/>}</text:span></text:p>
            <text:p text:style-name="P10"><text:span text:style-name="T5"><text:tab/><text:tab/>}</text:span></text:p>
            <text:p text:style-name="P10"><text:span text:style-name="T5"><text:tab/>}</text:span></text:p>
            <text:p text:style-name="P10"><text:span text:style-name="T5"><text:tab/>exit(0);</text:span></text:p>
            <text:p text:style-name="P10"><text:span text:style-name="T5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<text:span text:style-name="T3">#include&lt;sys/types.h&gt;<text:tab/></text:span></text:p>
            <text:p text:style-name="P9"><text:span text:style-name="T3">#include &lt;sys/wait.h&gt;</text:span></text:p>
            <text:p text:style-name="P9"><text:span text:style-name="T3">#include&lt;unistd.h&gt;</text:span></text:p>
            <text:p text:style-name="P9"><text:span text:style-name="T3">#include&lt;stdio.h&gt;</text:span></text:p>
            <text:p text:style-name="P9"><text:span text:style-name="T3">#include&lt;errno.h&gt;</text:span></text:p>
            <text:p text:style-name="P9"><text:span text:style-name="T3">#include &lt;stdlib.h&gt;</text:span></text:p>
            <text:p text:style-name="P9"><text:span text:style-name="T3">#include &lt;string.h&gt;</text:span></text:p>
            <text:p text:style-name="P9"><text:span text:style-name="T3">int main(int argc, char *argv[]){</text:span></text:p>
            <text:p text:style-name="P9"><text:span text:style-name="T3"><text:tab/>if(argc&lt;2){</text:span></text:p>
            <text:p text:style-name="P9"><text:span text:style-name="T3"><text:tab/><text:tab/>perror("Error: número de argumentos.");</text:span></text:p>
            <text:p text:style-name="P9"><text:span text:style-name="T3"><text:tab/><text:tab/>exit(-1);</text:span></text:p>
            <text:p text:style-name="P9"><text:span text:style-name="T3"><text:tab/>}</text:span></text:p>
            <text:p text:style-name="P9"><text:span text:style-name="T3"><text:tab/>else if(argc&gt;1){</text:span></text:p>
            <text:p text:style-name="P9"><text:span text:style-name="T3"><text:tab/><text:tab/>pid_t pid_hijo;</text:span></text:p>
            <text:p text:style-name="P9"><text:span text:style-name="T3"><text:tab/><text:tab/>int argtotal;</text:span></text:p>
            <text:p text:style-name="P9"><text:span text:style-name="T3"/></text:p>
            <text:p text:style-name="P9"><text:span text:style-name="T3"><text:tab/><text:tab/>if(strcmp(argv[argc-1],"bg")==0)</text:span></text:p>
            <text:p text:style-name="P9"><text:span text:style-name="T3"><text:tab/><text:tab/><text:tab/>argtotal=argc-2;</text:span></text:p>
            <text:p text:style-name="P9"><text:span text:style-name="T3"><text:tab/><text:tab/>else</text:span></text:p>
            <text:p text:style-name="P9"><text:span text:style-name="T3"><text:tab/><text:tab/><text:tab/>argtotal=argc-1;</text:span></text:p>
            <text:p text:style-name="P9"><text:span text:style-name="T3"/></text:p>
            <text:p text:style-name="P9"><text:span text:style-name="T3"><text:tab/><text:tab/>int i;</text:span></text:p>
            <text:p text:style-name="P9"><text:span text:style-name="T3"><text:tab/><text:tab/>char *arg[10];</text:span></text:p>
            <text:p text:style-name="P9"><text:span text:style-name="T3"/></text:p>
            <text:p text:style-name="P9"><text:span text:style-name="T3"><text:tab/><text:tab/>for(i=0; i&lt;argtotal; i++){</text:span></text:p>
            <text:p text:style-name="P9"><text:span text:style-name="T3"><text:tab/><text:tab/><text:tab/>arg[i]=argv[i+1];</text:span></text:p>
            <text:p text:style-name="P9"><text:span text:style-name="T3"><text:tab/><text:tab/><text:tab/>printf("%s\n",arg[i]);</text:span></text:p>
            <text:p text:style-name="P9"><text:span text:style-name="T3"><text:tab/><text:tab/>}</text:span></text:p>
            <text:p text:style-name="P9"><text:span text:style-name="T3"><text:tab/><text:tab/>arg[i]=NULL;</text:span></text:p>
            <text:p text:style-name="P9"><text:soft-page-break/><text:span text:style-name="T3"/></text:p>
            <text:p text:style-name="P9"><text:span text:style-name="T3"><text:tab/><text:tab/>if((pid_hijo=fork())&lt;0){</text:span></text:p>
            <text:p text:style-name="P9"><text:span text:style-name="T3"><text:tab/><text:tab/><text:tab/>perror("\nError en el fork");</text:span></text:p>
            <text:p text:style-name="P9"><text:span text:style-name="T3"><text:tab/><text:tab/><text:tab/>exit(-1);</text:span></text:p>
            <text:p text:style-name="P9"><text:span text:style-name="T3"><text:tab/><text:tab/>}</text:span></text:p>
            <text:p text:style-name="P9"><text:span text:style-name="T3"><text:tab/><text:tab/>if(pid_hijo==0){</text:span></text:p>
            <text:p text:style-name="P9"><text:span text:style-name="T3">printf("argv[1]: %s",argv[1]);</text:span></text:p>
            <text:p text:style-name="P9"><text:span text:style-name="T3"><text:tab/><text:tab/><text:tab/>execv(argv[1],arg); <text:s/></text:span></text:p>
            <text:p text:style-name="P9"><text:span text:style-name="T3"><text:tab/><text:tab/>}</text:span></text:p>
            <text:p text:style-name="P9"><text:span text:style-name="T3"><text:tab/><text:tab/>else{</text:span></text:p>
            <text:p text:style-name="P9"><text:span text:style-name="T3"><text:tab/><text:tab/><text:tab/>if(strcmp(argv[argc-1],"bg")!=0)</text:span></text:p>
            <text:p text:style-name="P9"><text:span text:style-name="T3"><text:tab/><text:tab/><text:tab/><text:tab/>wait(NULL);</text:span></text:p>
            <text:p text:style-name="P9"><text:span text:style-name="T3"><text:tab/><text:tab/>}</text:span></text:p>
            <text:p text:style-name="P9"><text:span text:style-name="T3"><text:tab/>}</text:span></text:p>
            <text:p text:style-name="P9"><text:span text:style-name="T3"><text:s text:c="4"/>exit(0);</text:span></text:p>
            <text:p text:style-name="P9"><text:span text:style-name="T3">}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1-10-05T09:46:35</meta:creation-date>
    <dc:date>2013-12-14T12:08:32</dc:date>
    <meta:print-date>2011-10-06T10:39:21</meta:print-date>
    <meta:editing-cycles>188</meta:editing-cycles>
    <meta:editing-duration>P1DT4H9M38S</meta:editing-duration>
    <dc:creator>Vicente </dc:creator>
    <meta:document-statistic meta:table-count="10" meta:image-count="1" meta:object-count="0" meta:page-count="8" meta:paragraph-count="202" meta:word-count="483" meta:character-count="4852" meta:non-whitespace-character-count="4097"/>
    <meta:user-defined meta:name="Información 1"/>
    <meta:user-defined meta:name="Información 2"/>
    <meta:user-defined meta:name="Información 3"/>
    <meta:user-defined meta:name="Información 4"/>
  </office:meta>
</office:document-meta>
</file>